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463A0EA2.png" manifest:media-type="image/png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style:font-name="Droid Sans Mono1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style:font-name="Droid Sans Mono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 svg:viewBox="0 0 3191 1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 svg:viewBox="0 0 7381 944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 svg:viewBox="0 0 12601 4373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 svg:viewBox="0 0 3191 2283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 svg:viewBox="0 0 7891 3172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 svg:viewBox="0 0 7401 4524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 svg:viewBox="0 0 3001 3801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 svg:viewBox="0 0 3215 1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 svg:viewBox="0 0 572 1689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 svg:viewBox="0 0 1185 2344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 svg:viewBox="0 0 57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 svg:viewBox="0 0 5701 5587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77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 svg:viewBox="0 0 9201 2115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 svg:viewBox="0 0 9701 327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4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 svg:viewBox="0 0 3291 3351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 svg:viewBox="0 0 7991 424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9) translate (2.67215036011811cm 11.3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 svg:viewBox="0 0 6201 7223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 svg:viewBox="0 0 6701 7278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66) translate (7.17717327302529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1623) translate (7.44126955588415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753) translate (6.88112183985607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6483) translate (7.75817213773901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206) translate (14.2502139340887cm 7.51716647431231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704) translate (14.0354643242438cm 7.69931264431591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113) translate (14.4680296071118cm 7.25001363457151cm)" svg:viewBox="0 0 333 187" svg:d="M0 1c117-10 244 35 311 137l22 49">
          <text:p/>
        </draw:path>
        <draw:path draw:style-name="gr30" draw:text-style-name="P1" draw:layer="layout" svg:width="0.85cm" svg:height="0.579cm" draw:transform="rotate (2.53107648124218) translate (13.7678662303761cm 7.89065408717582cm)" svg:viewBox="0 0 851 580" svg:d="M0 0c130-3 256 37 378 88 120 49 204 139 308 208l68 83 73 113 24 88">
          <text:p/>
        </draw:path>
        <draw:frame draw:style-name="gr15" draw:layer="layout" svg:width="6.31cm" svg:height="0.962cm" svg:x="7.2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8.7cm" svg:y1="9.75cm" svg:x2="21.6cm" svg:y2="9.75cm" draw:start-shape="id47" draw:start-glue-point="1" draw:end-shape="id48" draw:end-glue-point="3" svg:d="M18700 9750h2900" svg:viewBox="0 0 2901 1">
          <text:p/>
        </draw:connector>
        <draw:frame draw:style-name="gr15" draw:layer="layout" svg:width="2.119cm" svg:height="0.962cm" svg:x="19.124cm" svg:y="8.532cm">
          <draw:text-box>
            <text:p>Serial</text:p>
          </draw:text-box>
        </draw:frame>
        <draw:custom-shape draw:style-name="gr28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74532925199433) translate (17.2936316130294cm 13.4949313945409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9378390684893) translate (17.0120425665156cm 13.4964250675142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6613789149734) translate (17.632210634251cm 13.4302896620087cm)" svg:viewBox="0 0 333 187" svg:d="M0 1c117-10 244 35 311 137l22 49">
          <text:p/>
        </draw:path>
        <draw:path draw:style-name="gr30" draw:text-style-name="P1" draw:layer="layout" svg:width="0.85cm" svg:height="0.579cm" draw:transform="rotate (1.83294478044444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407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4.16cm" svg:height="0.996cm" svg:x="17.8cm" svg:y="9cm">
          <draw:text-box>
            <text:p><text:span text:style-name="T3">Robomower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9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4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1cm" svg:height="1cm" draw:transform="rotate (-3.14159265358979) translate (20.334cm 14.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7H36M41S</meta:editing-duration>
    <meta:editing-cycles>65</meta:editing-cycles>
    <dc:date>2015-07-25T22:55:06.908080545</dc:date>
    <meta:generator>LibreOffice/4.2.8.2$Linux_X86_64 LibreOffice_project/420m0$Build-2</meta:generator>
    <dc:creator>Erik </dc:creator>
    <meta:document-statistic meta:object-count="198"/>
  </office:meta>
</office:document-meta>
</file>